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6faec" officeooo:paragraph-rsid="0016faec" style:font-weight-asian="bold" style:font-weight-complex="bold"/>
    </style:style>
    <style:style style:name="P2" style:family="paragraph" style:parent-style-name="Standard">
      <style:text-properties style:text-underline-style="none" fo:font-weight="normal" officeooo:rsid="00227a02" officeooo:paragraph-rsid="00227a02" style:font-weight-asian="normal" style:font-weight-complex="normal"/>
    </style:style>
    <style:style style:name="P3" style:family="paragraph" style:parent-style-name="Standard">
      <style:text-properties style:text-underline-style="none" fo:font-weight="normal" officeooo:rsid="00264121" officeooo:paragraph-rsid="00264121" style:font-weight-asian="normal" style:font-weight-complex="normal"/>
    </style:style>
    <style:style style:name="P4" style:family="paragraph" style:parent-style-name="Standard">
      <style:text-properties style:text-underline-style="none" fo:font-weight="normal" officeooo:rsid="00277ed8" officeooo:paragraph-rsid="00277ed8" style:font-weight-asian="normal" style:font-weight-complex="normal"/>
    </style:style>
    <style:style style:name="P5" style:family="paragraph" style:parent-style-name="Standard">
      <style:text-properties style:text-underline-style="none" fo:font-weight="normal" officeooo:rsid="0029175a" officeooo:paragraph-rsid="0029175a" style:font-weight-asian="normal" style:font-weight-complex="normal"/>
    </style:style>
    <style:style style:name="P6" style:family="paragraph" style:parent-style-name="Standard">
      <style:text-properties style:text-underline-style="none" fo:font-weight="normal" officeooo:rsid="002c66ec" officeooo:paragraph-rsid="002c66ec" style:font-weight-asian="normal" style:font-weight-complex="normal"/>
    </style:style>
    <style:style style:name="P7" style:family="paragraph" style:parent-style-name="Standard">
      <style:text-properties style:text-underline-style="none" fo:font-weight="normal" officeooo:rsid="002e2cbd" officeooo:paragraph-rsid="002e2cbd" style:font-weight-asian="normal" style:font-weight-complex="normal"/>
    </style:style>
    <style:style style:name="P8" style:family="paragraph" style:parent-style-name="Standard">
      <style:text-properties style:text-underline-style="none" fo:font-weight="normal" officeooo:rsid="002e8038" officeooo:paragraph-rsid="002e8038" style:font-weight-asian="normal" style:font-weight-complex="normal"/>
    </style:style>
    <style:style style:name="P9" style:family="paragraph" style:parent-style-name="Standard">
      <style:text-properties style:text-underline-style="none" fo:font-weight="normal" officeooo:rsid="003013dc" officeooo:paragraph-rsid="003013dc" style:font-weight-asian="normal" style:font-weight-complex="normal"/>
    </style:style>
    <style:style style:name="P10" style:family="paragraph" style:parent-style-name="Standard">
      <style:text-properties style:text-underline-style="none" fo:font-weight="normal" officeooo:rsid="0030e999" officeooo:paragraph-rsid="0030e999" style:font-weight-asian="normal" style:font-weight-complex="normal"/>
    </style:style>
    <style:style style:name="P11" style:family="paragraph" style:parent-style-name="Standard">
      <style:text-properties style:text-underline-style="none" fo:font-weight="normal" officeooo:rsid="00316c9c" officeooo:paragraph-rsid="00316c9c" style:font-weight-asian="normal" style:font-weight-complex="normal"/>
    </style:style>
    <style:style style:name="P12" style:family="paragraph" style:parent-style-name="Standard">
      <style:text-properties style:text-underline-style="none" fo:font-weight="bold" officeooo:rsid="0016faec" officeooo:paragraph-rsid="0016faec" style:font-weight-asian="bold" style:font-weight-complex="bold"/>
    </style:style>
    <style:style style:name="P13" style:family="paragraph" style:parent-style-name="Standard" style:list-style-name="L1">
      <style:text-properties style:text-underline-style="none" fo:font-weight="bold" officeooo:rsid="0016faec" officeooo:paragraph-rsid="0016faec" style:font-weight-asian="bold" style:font-weight-complex="bold"/>
    </style:style>
    <style:style style:name="P14" style:family="paragraph" style:parent-style-name="Standard">
      <style:text-properties style:text-underline-style="none" fo:font-weight="bold" officeooo:rsid="0017a55a" officeooo:paragraph-rsid="0017a55a" style:font-weight-asian="bold" style:font-weight-complex="bold"/>
    </style:style>
    <style:style style:name="P15" style:family="paragraph" style:parent-style-name="Standard">
      <style:text-properties style:text-underline-style="none" fo:font-weight="bold" officeooo:rsid="00196926" officeooo:paragraph-rsid="00196926" style:font-weight-asian="bold" style:font-weight-complex="bold"/>
    </style:style>
    <style:style style:name="P16" style:family="paragraph" style:parent-style-name="Standard">
      <style:text-properties style:text-underline-style="none" fo:font-weight="bold" officeooo:rsid="001af6e6" officeooo:paragraph-rsid="001af6e6" style:font-weight-asian="bold" style:font-weight-complex="bold"/>
    </style:style>
    <style:style style:name="P17" style:family="paragraph" style:parent-style-name="Standard">
      <style:text-properties style:text-underline-style="none" fo:font-weight="bold" officeooo:rsid="001c602f" officeooo:paragraph-rsid="001c602f" style:font-weight-asian="bold" style:font-weight-complex="bold"/>
    </style:style>
    <style:style style:name="P18" style:family="paragraph" style:parent-style-name="Standard" style:list-style-name="L2">
      <style:text-properties style:text-underline-style="none" fo:font-weight="bold" officeooo:rsid="001c602f" officeooo:paragraph-rsid="001c602f" style:font-weight-asian="bold" style:font-weight-complex="bold"/>
    </style:style>
    <style:style style:name="P19" style:family="paragraph" style:parent-style-name="Standard" style:list-style-name="L2">
      <style:text-properties style:text-underline-style="none" fo:font-weight="bold" officeooo:rsid="001d85ae" officeooo:paragraph-rsid="001d85ae" style:font-weight-asian="bold" style:font-weight-complex="bold"/>
    </style:style>
    <style:style style:name="P20" style:family="paragraph" style:parent-style-name="Standard">
      <style:text-properties style:text-underline-style="none" fo:font-weight="bold" officeooo:rsid="001d85ae" officeooo:paragraph-rsid="001d85ae" style:font-weight-asian="bold" style:font-weight-complex="bold"/>
    </style:style>
    <style:style style:name="P21" style:family="paragraph" style:parent-style-name="Standard" style:list-style-name="L3">
      <style:text-properties style:text-underline-style="none" fo:font-weight="bold" officeooo:rsid="001d85ae" officeooo:paragraph-rsid="001d85ae" style:font-weight-asian="bold" style:font-weight-complex="bold"/>
    </style:style>
    <style:style style:name="P22" style:family="paragraph" style:parent-style-name="Standard" style:list-style-name="L3">
      <style:text-properties style:text-underline-style="none" fo:font-weight="bold" officeooo:rsid="001df7bf" officeooo:paragraph-rsid="001df7bf" style:font-weight-asian="bold" style:font-weight-complex="bold"/>
    </style:style>
    <style:style style:name="P23" style:family="paragraph" style:parent-style-name="Standard">
      <style:text-properties style:text-underline-style="none" fo:font-weight="bold" officeooo:rsid="001df7bf" officeooo:paragraph-rsid="001df7bf" style:font-weight-asian="bold" style:font-weight-complex="bold"/>
    </style:style>
    <style:style style:name="P24" style:family="paragraph" style:parent-style-name="Standard" style:list-style-name="L4">
      <style:text-properties style:text-underline-style="none" fo:font-weight="bold" officeooo:rsid="001df7bf" officeooo:paragraph-rsid="001df7bf" style:font-weight-asian="bold" style:font-weight-complex="bold"/>
    </style:style>
    <style:style style:name="P25" style:family="paragraph" style:parent-style-name="Standard">
      <style:text-properties style:text-underline-style="none" fo:font-weight="bold" officeooo:rsid="001fb7e1" officeooo:paragraph-rsid="001fb7e1" style:font-weight-asian="bold" style:font-weight-complex="bold"/>
    </style:style>
    <style:style style:name="P26" style:family="paragraph" style:parent-style-name="Standard">
      <style:text-properties style:text-underline-style="none" fo:font-weight="bold" officeooo:rsid="00202a8e" officeooo:paragraph-rsid="00202a8e" style:font-weight-asian="bold" style:font-weight-complex="bold"/>
    </style:style>
    <style:style style:name="P27" style:family="paragraph" style:parent-style-name="Standard">
      <style:text-properties style:text-underline-style="none" fo:font-weight="bold" officeooo:rsid="00211fb8" officeooo:paragraph-rsid="00211fb8" style:font-weight-asian="bold" style:font-weight-complex="bold"/>
    </style:style>
    <style:style style:name="P28" style:family="paragraph" style:parent-style-name="Standard">
      <style:text-properties style:text-underline-style="none" fo:font-weight="bold" officeooo:rsid="00227a02" officeooo:paragraph-rsid="00227a02" style:font-weight-asian="bold" style:font-weight-complex="bold"/>
    </style:style>
    <style:style style:name="P29" style:family="paragraph" style:parent-style-name="Standard">
      <style:text-properties style:text-underline-style="none" fo:font-weight="bold" officeooo:rsid="00234f1f" officeooo:paragraph-rsid="00234f1f" style:font-weight-asian="bold" style:font-weight-complex="bold"/>
    </style:style>
    <style:style style:name="P30" style:family="paragraph" style:parent-style-name="Standard">
      <style:text-properties style:text-underline-style="none" fo:font-weight="bold" officeooo:rsid="00234feb" officeooo:paragraph-rsid="00234feb" style:font-weight-asian="bold" style:font-weight-complex="bold"/>
    </style:style>
    <style:style style:name="P31" style:family="paragraph" style:parent-style-name="Standard">
      <style:text-properties style:text-underline-style="none" fo:font-weight="bold" officeooo:rsid="00241fdf" officeooo:paragraph-rsid="00241fdf" style:font-weight-asian="bold" style:font-weight-complex="bold"/>
    </style:style>
    <style:style style:name="P32" style:family="paragraph" style:parent-style-name="Standard" style:list-style-name="L5">
      <style:text-properties style:text-underline-style="none" fo:font-weight="bold" officeooo:rsid="00241fdf" officeooo:paragraph-rsid="00241fdf" style:font-weight-asian="bold" style:font-weight-complex="bold"/>
    </style:style>
    <style:style style:name="P33" style:family="paragraph" style:parent-style-name="Standard" style:list-style-name="L5">
      <style:text-properties style:text-underline-style="none" fo:font-weight="bold" officeooo:rsid="00243b55" officeooo:paragraph-rsid="00243b55" style:font-weight-asian="bold" style:font-weight-complex="bold"/>
    </style:style>
    <style:style style:name="P34" style:family="paragraph" style:parent-style-name="Standard">
      <style:text-properties style:text-underline-style="none" fo:font-weight="bold" officeooo:rsid="00264121" officeooo:paragraph-rsid="00264121" style:font-weight-asian="bold" style:font-weight-complex="bold"/>
    </style:style>
    <style:style style:name="P35" style:family="paragraph" style:parent-style-name="Standard">
      <style:text-properties style:text-underline-style="none" fo:font-weight="bold" officeooo:rsid="00277ed8" officeooo:paragraph-rsid="00277ed8" style:font-weight-asian="bold" style:font-weight-complex="bold"/>
    </style:style>
    <style:style style:name="P36" style:family="paragraph" style:parent-style-name="Standard">
      <style:text-properties style:text-underline-style="none" fo:font-weight="bold" officeooo:rsid="0029175a" officeooo:paragraph-rsid="0029175a" style:font-weight-asian="bold" style:font-weight-complex="bold"/>
    </style:style>
    <style:style style:name="P37" style:family="paragraph" style:parent-style-name="Standard">
      <style:text-properties style:text-underline-style="none" fo:font-weight="bold" officeooo:rsid="002c66ec" officeooo:paragraph-rsid="002c66ec" style:font-weight-asian="bold" style:font-weight-complex="bold"/>
    </style:style>
    <style:style style:name="P38" style:family="paragraph" style:parent-style-name="Standard">
      <style:text-properties style:text-underline-style="none" fo:font-weight="bold" officeooo:rsid="002d9ff2" officeooo:paragraph-rsid="002d9ff2" style:font-weight-asian="bold" style:font-weight-complex="bold"/>
    </style:style>
    <style:style style:name="P39" style:family="paragraph" style:parent-style-name="Standard">
      <style:text-properties style:text-underline-style="none" fo:font-weight="bold" officeooo:rsid="002e2cbd" officeooo:paragraph-rsid="002e2cbd" style:font-weight-asian="bold" style:font-weight-complex="bold"/>
    </style:style>
    <style:style style:name="P40" style:family="paragraph" style:parent-style-name="Standard">
      <style:text-properties style:text-underline-style="none" fo:font-weight="bold" officeooo:rsid="002e8038" officeooo:paragraph-rsid="002e8038" style:font-weight-asian="bold" style:font-weight-complex="bold"/>
    </style:style>
    <style:style style:name="P41" style:family="paragraph" style:parent-style-name="Standard">
      <style:text-properties style:text-underline-style="none" fo:font-weight="bold" officeooo:rsid="0030e999" officeooo:paragraph-rsid="0030e999" style:font-weight-asian="bold" style:font-weight-complex="bold"/>
    </style:style>
    <style:style style:name="P42" style:family="paragraph" style:parent-style-name="Standard">
      <style:text-properties style:text-underline-style="none" fo:font-weight="bold" officeooo:rsid="00316c9c" officeooo:paragraph-rsid="00316c9c" style:font-weight-asian="bold" style:font-weight-complex="bold"/>
    </style:style>
    <style:style style:name="P43" style:family="paragraph" style:parent-style-name="Standard" style:list-style-name="L6">
      <style:text-properties style:text-underline-style="none" fo:font-weight="bold" officeooo:rsid="00316c9c" officeooo:paragraph-rsid="00316c9c" style:font-weight-asian="bold" style:font-weight-complex="bold"/>
    </style:style>
    <style:style style:name="P44" style:family="paragraph" style:parent-style-name="Standard">
      <style:text-properties style:text-underline-style="none" fo:font-weight="bold" officeooo:rsid="0031ca2a" officeooo:paragraph-rsid="0031ca2a"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7794e" style:font-weight-asian="normal" style:font-weight-complex="normal"/>
    </style:style>
    <style:style style:name="T3" style:family="text">
      <style:text-properties fo:font-weight="normal" officeooo:rsid="001a17c9" style:font-weight-asian="normal" style:font-weight-complex="normal"/>
    </style:style>
    <style:style style:name="T4" style:family="text">
      <style:text-properties fo:font-weight="normal" officeooo:rsid="001c602f" style:font-weight-asian="normal" style:font-weight-complex="normal"/>
    </style:style>
    <style:style style:name="T5" style:family="text">
      <style:text-properties fo:font-weight="normal" officeooo:rsid="001d85ae" style:font-weight-asian="normal" style:font-weight-complex="normal"/>
    </style:style>
    <style:style style:name="T6" style:family="text">
      <style:text-properties fo:font-weight="normal" officeooo:rsid="001df7bf" style:font-weight-asian="normal" style:font-weight-complex="normal"/>
    </style:style>
    <style:style style:name="T7" style:family="text">
      <style:text-properties fo:font-weight="normal" officeooo:rsid="00202a8e" style:font-weight-asian="normal" style:font-weight-complex="normal"/>
    </style:style>
    <style:style style:name="T8" style:family="text">
      <style:text-properties fo:font-weight="bold" style:font-weight-asian="bold" style:font-weight-complex="bold"/>
    </style:style>
    <style:style style:name="T9" style:family="text">
      <style:text-properties officeooo:rsid="001c602f"/>
    </style:style>
    <style:style style:name="T10" style:family="text">
      <style:text-properties officeooo:rsid="00277ed8"/>
    </style:style>
    <style:style style:name="T11" style:family="text">
      <style:text-properties officeooo:rsid="002ac916"/>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1"/>
      <text:p text:style-name="P12">Linux<text:span text:style-name="T1"> typically means the </text:span>kernel<text:span text:style-name="T1"> of system, which is central controller of everything that happens on computer. </text:span></text:p>
      <text:p text:style-name="P12"><text:span text:style-name="T1"/></text:p>
      <text:p text:style-name="P12"><text:span text:style-name="T1">Three main components of operating system:</text:span></text:p>
      <text:list xml:id="list1276852194850259895" text:style-name="L1">
        <text:list-item>
          <text:p text:style-name="P13">kernel</text:p>
        </text:list-item>
        <text:list-item>
          <text:p text:style-name="P13">shell</text:p>
        </text:list-item>
        <text:list-item>
          <text:p text:style-name="P13">filesystem</text:p>
        </text:list-item>
      </text:list>
      <text:p text:style-name="P12"/>
      <text:p text:style-name="P12">Kernel<text:span text:style-name="T1"> – like air traffic controller. Dictates which program gets which pieces of memory, starts and kills programs, and handles displaying text on a monitor. Apps must ask kernel to write to disk. If two apps ask for same resource, kernel decides who gets it, and in some cases, kills off one of apps in order to save rest of system. </text:span><text:span text:style-name="T2">Also handles switching of apps. </text:span></text:p>
      <text:p text:style-name="P12"><text:span text:style-name="T2"/></text:p>
      <text:p text:style-name="P14"><text:span text:style-name="T2">C</text:span><text:span text:style-name="T1">omputers have small number of CPUs and finite memory. Kernel takes care of unloading one task and loadinga new task if there are more tasks than CPUs. </text:span></text:p>
      <text:p text:style-name="P14"><text:span text:style-name="T1"/></text:p>
      <text:p text:style-name="P14">Pre-emptive multitasking –<text:span text:style-name="T1"> When current task has run a sufficient amount of time, CPU pauses task so that another may run. With tasks rapidly switching, it appears that computer is doing many things at once. </text:span></text:p>
      <text:p text:style-name="P15"/>
      <text:p text:style-name="P15"><text:span text:style-name="T1">Each application thinks it has block of memory, but this is illusion of kernel as it is remapping smaller blocks of memory, sharing blocks of memory with other apps, or even swapping out blocks that haven't been touched to disk. </text:span></text:p>
      <text:p text:style-name="P15"><text:span text:style-name="T1"/></text:p>
      <text:p text:style-name="P15"><text:span text:style-name="T1">When computer starts up, it loads small piece of code called a </text:span>bootloader<text:span text:style-name="T1">. Job is to load the kernel and get it started. Loads Linux kernel and then transfers control. </text:span><text:span text:style-name="T3">Linux then continues running programs necessary to make computer useful, such as connecting to network or starting a web server.</text:span></text:p>
      <text:p text:style-name="P15"><text:span text:style-name="T3"/></text:p>
      <text:p text:style-name="P16">Applications<text:span text:style-name="T1"> – make requests to kernel and receive resources, such as memory, CPU, and disk in return. Kernel also abstracts the complicated details away from application. They follow kernel's </text:span>Application Programming Interface (API)<text:span text:style-name="T1"> and don't worry about implementation details (what kind of filesystem, disk, etc). </text:span></text:p>
      <text:p text:style-name="P16"><text:span text:style-name="T1"/></text:p>
      <text:p text:style-name="P16">Process<text:span text:style-name="T1"> is abstraction of an application. A tast that is loaded and tracked by kernel. Apps may need multiple processes to function, so kernel takes care of running processes, starting and stopping them as requested, and handing out system resources.</text:span></text:p>
      <text:p text:style-name="P16"><text:span text:style-name="T1"/></text:p>
      <text:p text:style-name="P16">Linux<text:span text:style-name="T1"> runs on multiple types of hardware from humble Intel chips to supercomputers to embedded devices. Even cell phones and tablets and other consumer devices like wireless routers and TiVo. </text:span></text:p>
      <text:p text:style-name="P16"><text:span text:style-name="T1"/></text:p>
      <text:p text:style-name="P16">Shell<text:span text:style-name="T1"> – interface. Allows user to tell computer what to do. Sometimes called an </text:span>interpreter<text:span text:style-name="T1"> </text:span><text:span text:style-name="T4">because takes commands user issues and interprets them into form that </text:span><text:span text:style-name="T9">kernel</text:span><text:span text:style-name="T4"> can execute on hardware. Most common type are </text:span><text:span text:style-name="T9">GUI </text:span><text:span text:style-name="T4">and </text:span><text:span text:style-name="T9">CLI</text:span><text:span text:style-name="T4">. </text:span></text:p>
      <text:p text:style-name="P16"><text:span text:style-name="T4"/></text:p>
      <text:p text:style-name="P17"><text:span text:style-name="T1">Advantages of CLI:</text:span></text:p>
      <text:list xml:id="list1608895681281273011" text:style-name="L2">
        <text:list-item>
          <text:p text:style-name="P18">Command Repetition</text:p>
        </text:list-item>
        <text:list-item>
          <text:p text:style-name="P18"><text:soft-page-break/>Command flexibility<text:span text:style-name="T1"> – options specified with commands to provide a more flexible and powerful interface</text:span></text:p>
        </text:list-item>
        <text:list-item>
          <text:p text:style-name="P18">Resources<text:span text:style-name="T1"> – GUI shell typically uses a vast amount of resources (RAM&lt; CPU, etc) to display graphics. CLI uses few resources. </text:span></text:p>
        </text:list-item>
        <text:list-item>
          <text:p text:style-name="P18">Scripting<text:span text:style-name="T1"> – A </text:span>script<text:span text:style-name="T1"> can be created to execute many complex operations by typing just a single “command”: </text:span><text:span text:style-name="T5">name of script. Is a series of commands placed into a single file. When executed, script runs all of the commands in the file. </text:span></text:p>
        </text:list-item>
        <text:list-item>
          <text:p text:style-name="P19">Remote Access –<text:span text:style-name="T1"> while possible to remotely execute commands in a GUI shell, feature isn't typically set up by default. With a CLI shell, gaining access to remote machine is easy and typically available by default. </text:span></text:p>
        </text:list-item>
        <text:list-item>
          <text:p text:style-name="P19">Development<text:span text:style-name="T1"> – GUI program takes longer to develop. Typically thousands of CLI programs on a typical Linux OS while only <text:s/>couple hundred programs in <text:s/>primarily GUI-based OS. </text:span></text:p>
          <text:list>
            <text:list-header>
              <text:p text:style-name="P19"><text:span text:style-name="T1"/></text:p>
            </text:list-header>
          </text:list>
          <text:p text:style-name="P19"><text:span text:style-name="T1">Windows a GUI based system but does provide some commands. Can use Run dialog box or Command Prompt, aka DOS Shell. Recently, Microsoft introduced Powershell, more powerful CLI shell. </text:span></text:p>
        </text:list-item>
      </text:list>
      <text:p text:style-name="P20"><text:span text:style-name="T1"/></text:p>
      <text:p text:style-name="P20"><text:span text:style-name="T1">To access CLI from within GUI on Linux, can open program called a </text:span>terminal<text:span text:style-name="T1">. Linux can also be configured to only run CLI without GUI. Typically done on servers to free space. </text:span></text:p>
      <text:p text:style-name="P16"><text:span text:style-name="T1"/></text:p>
      <text:p text:style-name="P20">BASH SHELL</text:p>
      <text:p text:style-name="P20"/>
      <text:p text:style-name="P20">Bourne Again Shell<text:span text:style-name="T1"> – most popular CLI in Linux. Has numerous built-in commands and features:</text:span></text:p>
      <text:list xml:id="list5095492988765089235" text:style-name="L3">
        <text:list-item>
          <text:p text:style-name="P21">Aliases<text:span text:style-name="T1"> – give a command a different or shorter name to make working the shell more efficient</text:span></text:p>
        </text:list-item>
        <text:list-item>
          <text:p text:style-name="P21">Re-Executing Commands<text:span text:style-name="T1"> – save retyping long command lines</text:span></text:p>
        </text:list-item>
        <text:list-item>
          <text:p text:style-name="P21">Wildcard Matching –<text:span text:style-name="T1"> </text:span><text:span text:style-name="T6">uses special characters like ?, *, and [] to select one or more files as a group for processing</text:span></text:p>
        </text:list-item>
        <text:list-item>
          <text:p text:style-name="P22">Input/Output redirection<text:span text:style-name="T1"> – Uses special characters for redirecting input (</text:span>&lt;, &lt;&lt;<text:span text:style-name="T1">) and output (</text:span>&gt;<text:span text:style-name="T1">). </text:span></text:p>
        </text:list-item>
        <text:list-item>
          <text:p text:style-name="P22">Pipes<text:span text:style-name="T1"> – used to connect one or more simple commands to perform more complex opertions</text:span></text:p>
        </text:list-item>
        <text:list-item>
          <text:p text:style-name="P22">Background Processing<text:span text:style-name="T1"> – enables programs and commands to run in background while user continues to interact with shell to complete other tasks. </text:span></text:p>
        </text:list-item>
      </text:list>
      <text:p text:style-name="P16"><text:span text:style-name="T1"/></text:p>
      <text:p text:style-name="P23"><text:span text:style-name="T1">Shell user account uses by default set up when account created.</text:span></text:p>
      <text:p text:style-name="P23"><text:span text:style-name="T1"/></text:p>
      <text:p text:style-name="P23"><text:span text:style-name="T1">Administrator can use </text:span>usermod<text:span text:style-name="T1"> command to specify a different default shell after account created. </text:span></text:p>
      <text:p text:style-name="P23"><text:span text:style-name="T1"/></text:p>
      <text:p text:style-name="P23"><text:span text:style-name="T1">User can use </text:span>chsh<text:span text:style-name="T1"> to change default shell. System stores default shell for user accounts in the </text:span>/etc/passwd<text:span text:style-name="T1"> file. </text:span></text:p>
      <text:p text:style-name="P23"><text:span text:style-name="T1"/></text:p>
      <text:p text:style-name="P23"><text:span text:style-name="T1">Accessing the Shell</text:span></text:p>
      <text:p text:style-name="P23"><text:span text:style-name="T1"/></text:p>
      <text:list xml:id="list5807378376993194822" text:style-name="L4">
        <text:list-item>
          <text:p text:style-name="P24">GUI-based systems<text:span text:style-name="T1"> - <text:s/>Need an app called a </text:span>terminal<text:span text:style-name="T1">. </text:span></text:p>
        </text:list-item>
        <text:list-item>
          <text:p text:style-name="P24">CLI-based systems – <text:span text:style-name="T1">System configured to present a CLI, then system runs terminal app automatically after login. </text:span></text:p>
        </text:list-item>
      </text:list>
      <text:p text:style-name="P23"><text:span text:style-name="T1"/></text:p>
      <text:p text:style-name="P25"><text:span text:style-name="T1">In early days, terminal devices were large machines that allowed users to provide input through keyboard and displayed output by printing on paper. </text:span><text:span text:style-name="T7">Over time, they shrunk into something similar to </text:span><text:soft-page-break/><text:span text:style-name="T7">desktop computer with video display monitor for output and keyboard for input.</text:span></text:p>
      <text:p text:style-name="P25"><text:span text:style-name="T7"/></text:p>
      <text:p text:style-name="P26"><text:span text:style-name="T1">With introduction of personal computers, terminals became </text:span>software emulators<text:span text:style-name="T1"> of actual hardware. What is typed is interpreted by shell and translated into a form tht can be executed by kernel of OS. </text:span></text:p>
      <text:p text:style-name="P26"><text:span text:style-name="T1"/></text:p>
      <text:p text:style-name="P27"><text:span text:style-name="T1">If in remote location, then </text:span>psuedo-terminal<text:span text:style-name="T1"> connections can also be made across network using several techniques. Insecure connections could be made using protocols such as </text:span>telnet<text:span text:style-name="T1"> and programs such as </text:span>rlogin<text:span text:style-name="T1">, while secure connections can be established using programs like </text:span>putty<text:span text:style-name="T1"> and protocols like </text:span>ssh<text:span text:style-name="T1">. </text:span></text:p>
      <text:p text:style-name="P27"><text:span text:style-name="T1"/></text:p>
      <text:p text:style-name="P28">FILESYSTEMS</text:p>
      <text:p text:style-name="P28"/>
      <text:p text:style-name="P2">Other major component of OS. To user, <text:span text:style-name="T8">filesystem</text:span> is hierarchy of directories and files with root <text:span text:style-name="T8">/</text:span> directory at top of the tree. To OS, <text:span text:style-name="T8">filesystem</text:span> is structure created on disk partition consisting of tables defining locations of directories and files. </text:p>
      <text:p text:style-name="P2"/>
      <text:p text:style-name="P2">Can create and manage filesystems using commands like <text:span text:style-name="T8">fsck</text:span>, <text:span text:style-name="T8">mount</text:span> and other commands. </text:p>
      <text:p text:style-name="P2"/>
      <text:p text:style-name="P29">COMMANDS</text:p>
      <text:p text:style-name="P29"/>
      <text:p text:style-name="P30">Command<text:span text:style-name="T1"> is a software program that when execute on the command line, performs an action on the computer. Simplest definition. Really, when command is typed, a process is run by OS that can read input, manipulate data, and produce output. Command runs a process on OS which then causes computer to perform a </text:span>job<text:span text:style-name="T1">. </text:span></text:p>
      <text:p text:style-name="P30"><text:span text:style-name="T1"/></text:p>
      <text:p text:style-name="P31">Source<text:span text:style-name="T1"> is where commnd comes from and there are several different sources of commands in shell of CLI:</text:span></text:p>
      <text:list xml:id="list349232746563357004" text:style-name="L5">
        <text:list-item>
          <text:p text:style-name="P32">Commands built-in to shell itself<text:span text:style-name="T1"> – Good example is </text:span>cd<text:span text:style-name="T1"> command as it is part of </text:span>bash<text:span text:style-name="T1">. The </text:span>bash<text:span text:style-name="T1"> shell is already executing and knows how to interpret the command.</text:span></text:p>
        </text:list-item>
        <text:list-item>
          <text:p text:style-name="P32">Commands that are stored in files that are searched by the shell<text:span text:style-name="T1"> – if type a </text:span>ls<text:span text:style-name="T1"> command, then shell searches through the directories that are listed in </text:span>PATH <text:span text:style-name="T1">variable to try and fine a file named </text:span>ls<text:span text:style-name="T1"> that can be executed. Can also be executed by typing their absolute path. </text:span></text:p>
        </text:list-item>
        <text:list-item>
          <text:p text:style-name="P33">Aliases<text:span text:style-name="T1"> – An </text:span>alias<text:span text:style-name="T1"> can override a built-in command, function, or command that is found in a file. Useful for creating new commands from existing functions and commands</text:span></text:p>
        </text:list-item>
        <text:list-item>
          <text:p text:style-name="P33">Functions<text:span text:style-name="T1"> – Can also be built using existing commands to either create new commands, override commands built-in to shell or commands stored in files. Typically loaded from initialization files when shell first starts. </text:span></text:p>
        </text:list-item>
      </text:list>
      <text:p text:style-name="P34"/>
      <text:p text:style-name="P34">COMMANDS STORED IN FILES</text:p>
      <text:p text:style-name="P34"/>
      <text:p text:style-name="P3">Can be in several forms. Most written in <text:span text:style-name="T8">C</text:span> programming language. Files are compiled binaries. </text:p>
      <text:p text:style-name="P3"/>
      <text:p text:style-name="P3">Source code of GPL licensed software can be found at sites where it originated. <text:span text:style-name="T10">Such as kernel.org. Also often found in repositories. </text:span></text:p>
      <text:p text:style-name="P3"/>
      <text:p text:style-name="P4">How to view available software packages at command line:</text:p>
      <text:p text:style-name="P35">apt-cache search source | grep gcc</text:p>
      <text:p text:style-name="P35"/>
      <text:p text:style-name="P4"><text:soft-page-break/>Command files also can contain human readable text in form of <text:span text:style-name="T8">script files</text:span>. A <text:span text:style-name="T8">script file</text:span> is a collection of commands that is typically executed at the command line. Ability to create own script files is powerful feature. Must make script file <text:span text:style-name="T8">executable</text:span> </text:p>
      <text:p text:style-name="P4"/>
      <text:p text:style-name="P36">BASIC COMMAND SYNTAX</text:p>
      <text:p text:style-name="P36"/>
      <text:p text:style-name="P36">command [options…] [arguments…]</text:p>
      <text:p text:style-name="P36"/>
      <text:p text:style-name="P5">Some commands aren't entirely consistent with this syntax, but most are. <text:span text:style-name="T11">Commands are case sensitive. </text:span></text:p>
      <text:p text:style-name="P5"/>
      <text:p text:style-name="P37">SPECIFYING OPTIONS</text:p>
      <text:p text:style-name="P37"/>
      <text:p text:style-name="P6">Specified after command name. <text:span text:style-name="T8">Short options </text:span>are specified with a hyphen – followed by a single character. </text:p>
      <text:p text:style-name="P6"/>
      <text:p text:style-name="P37">$<text:span text:style-name="T1"> ls -l -a -r</text:span></text:p>
      <text:p text:style-name="P37">$<text:span text:style-name="T1"> ls -alr</text:span></text:p>
      <text:p text:style-name="P37"><text:span text:style-name="T1"/></text:p>
      <text:p text:style-name="P37"><text:span text:style-name="T1">Generally short options can be combined with other short options. Exception when they need an argument. </text:span></text:p>
      <text:p text:style-name="P37"><text:span text:style-name="T1"/></text:p>
      <text:p text:style-name="P37"><text:span text:style-name="T1">-w option specified width of output desired. Can be specified last with argument to be valid. </text:span></text:p>
      <text:p text:style-name="P37"><text:span text:style-name="T1"/></text:p>
      <text:p text:style-name="P37">$ ls -rtw 40</text:p>
      <text:p text:style-name="P37"/>
      <text:p text:style-name="P6">For multiple commands, must not combine options. </text:p>
      <text:p text:style-name="P6"/>
      <text:p text:style-name="P38">Long options<text:span text:style-name="T1"> are preceded by double hypen </text:span>–<text:span text:style-name="T1"> and meaning of option is typically name of option (--all). </text:span></text:p>
      <text:p text:style-name="P38"><text:span text:style-name="T1"/></text:p>
      <text:p text:style-name="P39"><text:span text:style-name="T1">Commands that support long options will often also support arguments that may be specified with or without an equal symbol.</text:span></text:p>
      <text:p text:style-name="P39"><text:span text:style-name="T1"/></text:p>
      <text:p text:style-name="P39">$ ls –sort time</text:p>
      <text:p text:style-name="P39">$ ls –sort=time</text:p>
      <text:p text:style-name="P39"/>
      <text:p text:style-name="P7">The special option<text:span text:style-name="T8"> </text:span>lone double hypehen <text:span text:style-name="T8">– </text:span>which can be used to indicate end of all options for command. Can be useful where it is unclear whether some text that follows options should be interpreted as an additional option or as an argument to command. </text:p>
      <text:p text:style-name="P7"/>
      <text:p text:style-name="P39">$touch –badname<text:span text:style-name="T1"> //won't work. --badname option does not exist. </text:span></text:p>
      <text:p text:style-name="P39">$ touch – --badname</text:p>
      <text:p text:style-name="P39"/>
      <text:p text:style-name="P7">Third type of option: BSD version of UNIX used options with no hyphen at all. Fairly rare bu a couple notable commands support this style: <text:span text:style-name="T8">ps</text:span> and <text:span text:style-name="T8">tar</text:span>. </text:p>
      <text:p text:style-name="P7"/>
      <text:p text:style-name="P40">SPECIFYING ARGUMENTS</text:p>
      <text:p text:style-name="P40"/>
      <text:p text:style-name="P8">Commands that take arguments usually have arguments come after options. May require a certain <text:soft-page-break/>number of arguments. </text:p>
      <text:p text:style-name="P8"/>
      <text:p text:style-name="P8">Arguments that contain unusual characters like spaces or non-alphanumeric characters will usually need to be quoted, either by enclosing them in double quotes or single quotes. </text:p>
      <text:p text:style-name="P8"/>
      <text:p text:style-name="P9">Single quotes are safer. Double quotes prevent <text:span text:style-name="T12">some</text:span><text:span text:style-name="T13"> special characters from being interpreted, single quotes prevent the shell from interpreting </text:span><text:span text:style-name="T12">any</text:span><text:span text:style-name="T13"> special characters. </text:span></text:p>
      <text:p text:style-name="P9"><text:span text:style-name="T13"/></text:p>
      <text:p text:style-name="P41"><text:span text:style-name="T13">exec COMMAND</text:span></text:p>
      <text:p text:style-name="P41"><text:span text:style-name="T13"/></text:p>
      <text:p text:style-name="P10"><text:span text:style-name="T13">One exception to basic command syntax used is the </text:span><text:span text:style-name="T14">exec</text:span><text:span text:style-name="T13"> command, which takes as ana argument another command to execute. Commands executed with </text:span><text:span text:style-name="T14">exec</text:span><text:span text:style-name="T13"> replace the currently running shell. </text:span></text:p>
      <text:p text:style-name="P10"><text:span text:style-name="T13"/></text:p>
      <text:p text:style-name="P10"><text:span text:style-name="T13">Common use of </text:span><text:span text:style-name="T14">exec</text:span><text:span text:style-name="T13"> is in </text:span><text:span text:style-name="T14">wrapper scripts</text:span><text:span text:style-name="T13">. If purpose of script is to simply configure and launch another program, then it is known as a wrapper script. Last line will be </text:span><text:span text:style-name="T14">exec program</text:span><text:span text:style-name="T13"> where program is name of another program to execute. Avoids having shell continue to run while program that is launched is running, the result is that this technique saves resource (RAM). Can also be used to cause redirection for one or more statements in script. </text:span></text:p>
      <text:p text:style-name="P10"><text:span text:style-name="T13"/></text:p>
      <text:p text:style-name="P42"><text:span text:style-name="T13">uname COMMAND</text:span></text:p>
      <text:p text:style-name="P42"><text:span text:style-name="T13"/></text:p>
      <text:p text:style-name="P11"><text:span text:style-name="T13">The </text:span><text:span text:style-name="T14">uname</text:span><text:span text:style-name="T13"> command displays system information. Output “Linux” by default without any options:</text:span></text:p>
      <text:p text:style-name="P11"><text:span text:style-name="T13"/></text:p>
      <text:p text:style-name="P11"><text:span text:style-name="T13"/></text:p>
      <text:list xml:id="list5434322703655176314" text:style-name="L6">
        <text:list-item>
          <text:p text:style-name="P43"><text:span text:style-name="T13">-a<text:tab/>--all<text:tab/><text:tab/><text:tab/><text:tab/></text:span><text:span text:style-name="T15">All information</text:span></text:p>
        </text:list-item>
        <text:list-item>
          <text:p text:style-name="P43"><text:span text:style-name="T13">-s</text:span><text:span text:style-name="T15"><text:tab/>--kernel-name<text:tab/><text:tab/><text:tab/>Kernel name</text:span></text:p>
        </text:list-item>
        <text:list-item>
          <text:p text:style-name="P43"><text:span text:style-name="T13">-n</text:span><text:span text:style-name="T15"><text:tab/>--node-name<text:tab/><text:tab/><text:tab/>Network node name</text:span></text:p>
        </text:list-item>
        <text:list-item>
          <text:p text:style-name="P43"><text:span text:style-name="T13">-r</text:span><text:span text:style-name="T15"><text:tab/>--kernel-release<text:tab/><text:tab/>Kernel release</text:span></text:p>
        </text:list-item>
        <text:list-item>
          <text:p text:style-name="P43"><text:span text:style-name="T13">-v<text:tab/></text:span><text:span text:style-name="T15">--kernel-version<text:tab/><text:tab/>Kernel version</text:span></text:p>
        </text:list-item>
        <text:list-item>
          <text:p text:style-name="P43"><text:span text:style-name="T13">-m<text:tab/>--machine<text:tab/><text:tab/><text:tab/></text:span><text:span text:style-name="T15">Machine hardware</text:span></text:p>
        </text:list-item>
        <text:list-item>
          <text:p text:style-name="P43"><text:span text:style-name="T13">-p<text:tab/>--processor<text:tab/><text:tab/><text:tab/></text:span><text:span text:style-name="T15">Process type or unknown</text:span></text:p>
        </text:list-item>
        <text:list-item>
          <text:p text:style-name="P43"><text:span text:style-name="T13">-i<text:tab/>--hardware-platform<text:tab/></text:span><text:span text:style-name="T15">Hardware platform or unknown</text:span></text:p>
        </text:list-item>
        <text:list-item>
          <text:p text:style-name="P43"><text:span text:style-name="T13">-o<text:tab/>--operating-system<text:tab/><text:tab/></text:span><text:span text:style-name="T15">Operating System</text:span></text:p>
        </text:list-item>
        <text:list-item>
          <text:p text:style-name="P43"><text:span text:style-name="T13"><text:s text:c="12"/>--help<text:tab/><text:tab/><text:tab/><text:tab/></text:span><text:span text:style-name="T15">Help information</text:span></text:p>
        </text:list-item>
        <text:list-item>
          <text:p text:style-name="P43"><text:span text:style-name="T15"><text:s text:c="12"/></text:span><text:span text:style-name="T13">--version<text:tab/><text:tab/><text:tab/></text:span><text:span text:style-name="T15">Version information</text:span></text:p>
        </text:list-item>
      </text:list>
      <text:p text:style-name="P42"><text:span text:style-name="T15"/></text:p>
      <text:p text:style-name="P42"><text:span text:style-name="T15">Useful to determine name of computer as well as current version of kernel. </text:span></text:p>
      <text:p text:style-name="P42"><text:span text:style-name="T15"/></text:p>
      <text:p text:style-name="P44"><text:span text:style-name="T13">Expr</text:span></text:p>
      <text:p text:style-name="P44"><text:span text:style-name="T13">b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4T03:17:00.374390391</meta:creation-date>
    <meta:generator>LibreOffice/5.0.6.2$Linux_X86_64 LibreOffice_project/00m0$Build-2</meta:generator>
    <dc:date>2017-01-14T15:46:49.930382906</dc:date>
    <meta:editing-duration>PT9H5M29S</meta:editing-duration>
    <meta:editing-cycles>22</meta:editing-cycles>
    <meta:document-statistic meta:table-count="0" meta:image-count="0" meta:object-count="0" meta:page-count="5" meta:paragraph-count="100" meta:word-count="1782" meta:character-count="10830" meta:non-whitespace-character-count="9079"/>
  </office:meta>
</office:document-meta>
</file>